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6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7.726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0.318cm"/>
    </style:style>
    <style:style style:name="co7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5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74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5" style:family="table-cell" style:parent-style-name="Default" style:data-style-name="N36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8" style:family="table-cell" style:parent-style-name="Default" style:data-style-name="N108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9" style:family="table-cell" style:parent-style-name="Default" style:data-style-name="N107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" style:family="table-cell" style:parent-style-name="Default" style:data-style-name="N108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4" style:family="table-cell" style:parent-style-name="Default" style:data-style-name="N37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6" style:family="table-cell" style:parent-style-name="Default" style:data-style-name="N41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" style:family="table-cell" style:parent-style-name="Default" style:data-style-name="N109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7" style:family="table-cell" style:parent-style-name="Default" style:data-style-name="N4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7" style:family="table-cell" style:parent-style-name="Default" style:data-style-name="N2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T1" style:family="text">
      <style:text-properties fo:color="#000000" style:font-name="" fo:font-size="10pt" fo:font-weight="normal" style:text-underline-style="none" style:text-underline-color="font-color" fo:font-style="normal"/>
    </style:style>
  </office:automatic-styles>
  <office:body>
    <office:spreadsheet>
      <table:table table:name="Planilha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5" table:default-cell-style-name="ce6"/>
        <table:table-column table:style-name="co6" table:default-cell-style-name="ce4"/>
        <table:table-column table:style-name="co7" table:default-cell-style-name="ce4"/>
        <table:table-column table:style-name="co6" table:number-columns-repeated="1016" table:default-cell-style-name="ce4"/>
        <table:table-column table:style-name="co5" table:default-cell-style-name="ce4"/>
        <table:table-row table:style-name="ro1">
          <table:table-cell table:style-name="ce4" office:value-type="string" calcext:value-type="string">
            <text:p><text:span text:style-name="T1">Data</text:span></text:p>
          </table:table-cell>
          <table:table-cell table:style-name="ce4" office:value-type="string" calcext:value-type="string">
            <text:p><text:span text:style-name="T1">Hora inicio</text:span></text:p>
          </table:table-cell>
          <table:table-cell table:style-name="ce4" office:value-type="string" calcext:value-type="string">
            <text:p><text:span text:style-name="T1">Hora fim</text:span></text:p>
          </table:table-cell>
          <table:table-cell office:value-type="string" calcext:value-type="string">
            <text:p><text:span text:style-name="T1">Descrição</text:span></text:p>
          </table:table-cell>
          <table:table-cell table:style-name="ce4" office:value-type="string" calcext:value-type="string">
            <text:p><text:span text:style-name="T1">Tempo gasto</text:span></text:p>
          </table:table-cell>
          <table:table-cell table:number-columns-repeated="101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<text:span text:style-name="T1">Criação do projeto laravel e conexão com postgres</text:span>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7" table:formula="of:=SUM([.E$1:.E$1048576])*24" office:value-type="float" office:value="185.795833333333" calcext:value-type="float">
            <text:p>185,80</text:p>
          </table:table-cell>
          <table:table-cell table:number-columns-repeated="1017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<text:span text:style-name="T1">Casos de uso e começo do diagrama ER</text:span>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101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<text:span text:style-name="T1">Parte do diagrama ER e revisão geral do projeto</text:span>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101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5H19M59S" calcext:value-type="time">
            <text:p>15:19:59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pan text:style-name="T1">Estudo da Integração PHP mercado pago</text:span>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<text:span text:style-name="T1">Estudo da Integração PHP mercado pago</text:span>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101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<text:span text:style-name="T1">Estudo da Integração PHP mercado pago</text:span>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101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pan text:style-name="T1">Mudança de planos: Pagamento não será redirecionado, falha ao gerar boleto</text:span>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101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<text:span text:style-name="T1">Request, Model, Migration, Seeder, API Route and Factory for User</text:span>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101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<text:span text:style-name="T1">Finalizado CRUD User</text:span>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101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<text:span text:style-name="T1">Início da autenticação</text:span></text:p>
          </table:table-cell>
          <table:table-cell table:formula="of:=[.C11]-[.B11]" office:value-type="time" office:time-value="PT01H54M59S" calcext:value-type="time">
            <text:p>01:54:59</text:p>
          </table:table-cell>
          <table:table-cell table:number-columns-repeated="101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<text:span text:style-name="T1">Autenticação e envio de e-mail</text:span>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101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6H49M59S" calcext:value-type="time">
            <text:p>16:49:59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<text:span text:style-name="T1">Redefinição de senhas</text:span>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101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<text:span text:style-name="T1">Verificação de e-mail, refatoração e vue.js</text:span>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101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19M59S" calcext:value-type="time">
            <text:p>15:19:59</text:p>
          </table:table-cell>
          <table:table-cell office:value-type="string" calcext:value-type="string">
            <text:p><text:span text:style-name="T1">Estilizando Landing Page</text:span>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1019"/>
        </table:table-row>
        <table:table-row table:style-name="ro1">
          <table:table-cell office:value-type="date" office:date-value="2022-04-10" calcext:value-type="date">
            <text:p>10/04/20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<text:span text:style-name="T1">Estilizando Landing Page</text:span>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1019"/>
        </table:table-row>
        <table:table-row table:style-name="ro1">
          <table:table-cell office:value-type="date" office:date-value="2022-04-11" calcext:value-type="date">
            <text:p>11/04/20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<text:span text:style-name="T1">Estilizando Landing Page</text:span>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1019"/>
        </table:table-row>
        <table:table-row table:style-name="ro1">
          <table:table-cell office:value-type="date" office:date-value="2022-04-13" calcext:value-type="date">
            <text:p>13/04/20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<text:span text:style-name="T1">Estilizando Landing Page</text:span>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1019"/>
        </table:table-row>
        <table:table-row table:style-name="ro1">
          <table:table-cell office:value-type="date" office:date-value="2022-04-14" calcext:value-type="date">
            <text:p>14/04/20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<text:span text:style-name="T1">Landing Page concluída</text:span>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6"/>
          <table:table-cell table:number-columns-repeated="1018"/>
        </table:table-row>
        <table:table-row table:style-name="ro1">
          <table:table-cell office:value-type="date" office:date-value="2022-04-15" calcext:value-type="date">
            <text:p>15/04/20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<text:span text:style-name="T1">Estilizando Formulário de login</text:span>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1019"/>
        </table:table-row>
        <table:table-row table:style-name="ro1">
          <table:table-cell office:value-type="date" office:date-value="2022-04-16" calcext:value-type="date">
            <text:p>16/04/20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<text:span text:style-name="T1">Estilizando Formulário de registro</text:span>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1019"/>
        </table:table-row>
        <table:table-row table:style-name="ro1">
          <table:table-cell office:value-type="date" office:date-value="2022-04-16" calcext:value-type="date">
            <text:p>16/04/20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<text:span text:style-name="T1">Estilizando Formulário de registro</text:span>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1019"/>
        </table:table-row>
        <table:table-row table:style-name="ro1">
          <table:table-cell office:value-type="date" office:date-value="2022-04-16" calcext:value-type="date">
            <text:p>16/04/20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<text:span text:style-name="T1">Editando Controller de registro</text:span>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4-17" calcext:value-type="date">
            <text:p>17/04/20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<text:span text:style-name="T1">Form de verificação de e-mails e limpando blade APP</text:span>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1019"/>
        </table:table-row>
        <table:table-row table:style-name="ro1">
          <table:table-cell office:value-type="date" office:date-value="2022-04-17" calcext:value-type="date">
            <text:p>17/04/20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<text:span text:style-name="T1">Configure Vue3 and vue-router</text:span>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1019"/>
        </table:table-row>
        <table:table-row table:style-name="ro1">
          <table:table-cell office:value-type="date" office:date-value="2022-04-17" calcext:value-type="date">
            <text:p>17/04/20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<text:span text:style-name="T1">Style header, footer and main content</text:span>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101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pan text:style-name="T1">Img minify and frontend routes</text:span>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101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<text:span text:style-name="T1">Frontend Components and Home page</text:span>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101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<text:span text:style-name="T1">Solve client routing</text:span>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4-20" calcext:value-type="date">
            <text:p>20/04/20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<text:span text:style-name="T1">Acompanhamento do projeto e testes iniciais</text:span>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4-21" calcext:value-type="date">
            <text:p>21/04/20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<text:span text:style-name="T1">Material Icons import</text:span>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1">
          <table:table-cell office:value-type="date" office:date-value="2022-04-21" calcext:value-type="date">
            <text:p>21/04/20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<text:span text:style-name="T1">Admin pages and some components</text:span>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1019"/>
        </table:table-row>
        <table:table-row table:style-name="ro1">
          <table:table-cell office:value-type="date" office:date-value="2022-04-23" calcext:value-type="date">
            <text:p>23/04/20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<text:span text:style-name="T1">Inputs and form data</text:span>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1019"/>
        </table:table-row>
        <table:table-row table:style-name="ro1">
          <table:table-cell office:value-type="date" office:date-value="2022-04-24" calcext:value-type="date">
            <text:p>24/04/20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<text:span text:style-name="T1">Admin: tournaments and users pages, client: tournaments and home page</text:span>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1">
          <table:table-cell office:value-type="date" office:date-value="2022-04-25" calcext:value-type="date">
            <text:p>25/04/20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<text:span text:style-name="T1">Client frontend further styling and useful components, v-model correction</text:span>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101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<text:span text:style-name="T1">Client profile page</text:span>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1019"/>
        </table:table-row>
        <table:table-row table:style-name="ro1">
          <table:table-cell office:value-type="date" office:date-value="2022-04-27" calcext:value-type="date">
            <text:p>27/04/20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<text:span text:style-name="T1">Admin modals and register components</text:span>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1019"/>
        </table:table-row>
        <table:table-row table:style-name="ro1">
          <table:table-cell office:value-type="date" office:date-value="2022-04-27" calcext:value-type="date">
            <text:p>27/04/20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<text:span text:style-name="T1">Better structure and admin pages</text:span>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1019"/>
        </table:table-row>
        <table:table-row table:style-name="ro1">
          <table:table-cell office:value-type="date" office:date-value="2022-04-28" calcext:value-type="date">
            <text:p>28/04/20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pan text:style-name="T1">Admin Pages and better file structuring</text:span>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office:value-type="date" office:date-value="2022-04-28" calcext:value-type="date">
            <text:p>28/04/20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<text:span text:style-name="T1">Admin Pages and better file structuring</text:span>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1019"/>
        </table:table-row>
        <table:table-row table:style-name="ro1">
          <table:table-cell office:value-type="date" office:date-value="2022-04-28" calcext:value-type="date">
            <text:p>28/04/20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<text:span text:style-name="T1">Admin Pages and better file structuring</text:span>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1019"/>
        </table:table-row>
        <table:table-row table:style-name="ro1">
          <table:table-cell office:value-type="date" office:date-value="2022-04-29" calcext:value-type="date">
            <text:p>29/04/20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19M59S" calcext:value-type="time">
            <text:p>15:19:59</text:p>
          </table:table-cell>
          <table:table-cell office:value-type="string" calcext:value-type="string">
            <text:p><text:span text:style-name="T1">Admin settings page</text:span>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1">
          <table:table-cell office:value-type="date" office:date-value="2022-04-29" calcext:value-type="date">
            <text:p>29/04/2022</text:p>
          </table:table-cell>
          <table:table-cell office:value-type="time" office:time-value="PT16H49M59S" calcext:value-type="time">
            <text:p>16:49:59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<text:span text:style-name="T1">Backend stuff</text:span>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5-01" calcext:value-type="date">
            <text:p>01/05/20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<text:span text:style-name="T1">Tournaments migrations, ER and requests</text:span>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5-01" calcext:value-type="date">
            <text:p>01/05/20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<text:span text:style-name="T1">API auth, tournament controller</text:span>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1019"/>
        </table:table-row>
        <table:table-row table:style-name="ro1">
          <table:table-cell office:value-type="date" office:date-value="2022-05-02" calcext:value-type="date">
            <text:p>02/05/20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<text:span text:style-name="T1">Recurring tournaments controller and auth fixes</text:span>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1019"/>
        </table:table-row>
        <table:table-row table:style-name="ro1">
          <table:table-cell office:value-type="date" office:date-value="2022-05-03" calcext:value-type="date">
            <text:p>03/05/20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pan text:style-name="T1">Create tournament modal</text:span>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1">
          <table:table-cell office:value-type="date" office:date-value="2022-05-03" calcext:value-type="date">
            <text:p>03/05/20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<text:span text:style-name="T1">Hostgator credentials and SSH failure</text:span>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1019"/>
        </table:table-row>
        <table:table-row table:style-name="ro1">
          <table:table-cell office:value-type="date" office:date-value="2022-05-03" calcext:value-type="date">
            <text:p>03/05/20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<text:span text:style-name="T1">User and tournaments dynamic data, Model adjustments</text:span>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1019"/>
        </table:table-row>
        <table:table-row table:style-name="ro1">
          <table:table-cell office:value-type="date" office:date-value="2022-05-04" calcext:value-type="date">
            <text:p>04/05/20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<text:span text:style-name="T1">Dynamic prices landing page and some api resources</text:span>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1019"/>
        </table:table-row>
        <table:table-row table:style-name="ro1">
          <table:table-cell office:value-type="date" office:date-value="2022-05-04" calcext:value-type="date">
            <text:p>04/05/20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<text:span text:style-name="T1">Global data and update plan prices</text:span>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1019"/>
        </table:table-row>
        <table:table-row table:style-name="ro1">
          <table:table-cell office:value-type="date" office:date-value="2022-05-04" calcext:value-type="date">
            <text:p>04/05/20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<text:span text:style-name="T1">Dynamic users using store</text:span>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1">
          <table:table-cell office:value-type="date" office:date-value="2022-05-06" calcext:value-type="date">
            <text:p>06/05/20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<text:span text:style-name="T1">CRUD de notificações</text:span>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5-06" calcext:value-type="date">
            <text:p>06/05/20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<text:span text:style-name="T1">Payment CRUD, EULA upload and Register user modal</text:span>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1019"/>
        </table:table-row>
        <table:table-row table:style-name="ro1">
          <table:table-cell office:value-type="date" office:date-value="2022-05-07" calcext:value-type="date">
            <text:p>07/05/20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<text:span text:style-name="T1">notification intervals</text:span>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1019"/>
        </table:table-row>
        <table:table-row table:style-name="ro1">
          <table:table-cell office:value-type="date" office:date-value="2022-05-07" calcext:value-type="date">
            <text:p>07/05/20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<text:span text:style-name="T1">CRUD notifications Frontend</text:span>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1019"/>
        </table:table-row>
        <table:table-row table:style-name="ro1">
          <table:table-cell office:value-type="date" office:date-value="2022-05-07" calcext:value-type="date">
            <text:p>07/05/20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<text:span text:style-name="T1">Ad backend</text:span>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5-07" calcext:value-type="date">
            <text:p>07/05/20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<text:span text:style-name="T1">Ads CUD</text:span>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1019"/>
        </table:table-row>
        <table:table-row table:style-name="ro1">
          <table:table-cell office:value-type="date" office:date-value="2022-05-08" calcext:value-type="date">
            <text:p>08/05/20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<text:span text:style-name="T1">Finish Ads CRUD</text:span>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5-08" calcext:value-type="date">
            <text:p>08/05/20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<text:span text:style-name="T1">Register Stepper</text:span>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1019"/>
        </table:table-row>
        <table:table-row table:style-name="ro1">
          <table:table-cell office:value-type="date" office:date-value="2022-05-08" calcext:value-type="date">
            <text:p>08/05/20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<text:span text:style-name="T1">Tournament Plataforms and types</text:span></text:p>
          </table:table-cell>
          <table:table-cell table:formula="of:=[.C61]-[.B61]" office:value-type="time" office:time-value="PT01H43M59S" calcext:value-type="time">
            <text:p>01:43:59</text:p>
          </table:table-cell>
          <table:table-cell table:number-columns-repeated="101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<text:span text:style-name="T1">Configuring php, composer, laravel and htaccess for production</text:span>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101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<text:span text:style-name="T1">Cadastro e aprovação de torneios (com recorrência)</text:span>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<text:span text:style-name="T1">Edição de Torneios e Insights (back e front)</text:span>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<text:span text:style-name="T1">Filtros de torneio e usuário</text:span>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<text:span text:style-name="T1">Filtros restantes de admin</text:span>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<text:span text:style-name="T1">Início da publicação admin</text:span>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<text:span text:style-name="T1">Publicação admin</text:span>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101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<text:span text:style-name="T1">Testes iniciais admin</text:span>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4M59S" calcext:value-type="time">
            <text:p>01:54:59</text:p>
          </table:table-cell>
          <table:table-cell office:value-type="string" calcext:value-type="string">
            <text:p><text:span text:style-name="T1">Favicon and password reset and update pages</text:span>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54M59S" calcext:value-type="time">
            <text:p>01:54:59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<text:span text:style-name="T1">Página de torneios client integrada</text:span>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101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<text:span text:style-name="T1">Fixed timeInput</text:span>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101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<text:span text:style-name="T1">Fixed htaccess redirects</text:span></text:p>
          </table:table-cell>
          <table:table-cell table:formula="of:=[.C73]-[.B73]" office:value-type="time" office:time-value="PT00H35M00S" calcext:value-type="time">
            <text:p>00:35:00</text:p>
          </table:table-cell>
          <table:table-cell table:number-columns-repeated="101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<text:span text:style-name="T1">Show notifications from user backend</text:span></text:p>
          </table:table-cell>
          <table:table-cell table:formula="of:=[.C74]-[.B74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5-21" calcext:value-type="date">
            <text:p>21/05/2022</text:p>
          </table:table-cell>
          <table:table-cell office:value-type="time" office:time-value="PT18H19M59S" calcext:value-type="time">
            <text:p>18:19:59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<text:span text:style-name="T1">Notifications fetch frontend</text:span></text:p>
          </table:table-cell>
          <table:table-cell table:formula="of:=[.C75]-[.B75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5-21" calcext:value-type="date">
            <text:p>21/05/2022</text:p>
          </table:table-cell>
          <table:table-cell office:value-type="time" office:time-value="PT19H40M00S" calcext:value-type="time">
            <text:p>19:40:00</text:p>
          </table:table-cell>
          <table:table-cell office:value-type="time" office:time-value="PT21H35M00S" calcext:value-type="time">
            <text:p>21:35:00</text:p>
          </table:table-cell>
          <table:table-cell office:value-type="string" calcext:value-type="string">
            <text:p><text:span text:style-name="T1">Enable regular notification modal</text:span></text:p>
          </table:table-cell>
          <table:table-cell table:formula="of:=[.C76]-[.B76]" office:value-type="time" office:time-value="PT01H54M59S" calcext:value-type="time">
            <text:p>01:54:59</text:p>
          </table:table-cell>
          <table:table-cell table:number-columns-repeated="1019"/>
        </table:table-row>
        <table:table-row table:style-name="ro1">
          <table:table-cell office:value-type="date" office:date-value="2022-05-22" calcext:value-type="date">
            <text:p>22/05/2022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<text:span text:style-name="T1">Enable regular notification integration</text:span></text:p>
          </table:table-cell>
          <table:table-cell table:formula="of:=[.C77]-[.B77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1">
          <table:table-cell office:value-type="date" office:date-value="2022-05-22" calcext:value-type="date">
            <text:p>22/05/20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<text:span text:style-name="T1">Install serviceworker</text:span></text:p>
          </table:table-cell>
          <table:table-cell table:formula="of:=[.C78]-[.B78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1">
          <table:table-cell office:value-type="date" office:date-value="2022-05-23" calcext:value-type="date">
            <text:p>23/05/20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<text:span text:style-name="T1">Notificações sendo exibidas, a princípio</text:span></text:p>
          </table:table-cell>
          <table:table-cell table:formula="of:=[.C79]-[.B79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5-23" calcext:value-type="date">
            <text:p>23/05/20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<text:span text:style-name="T1">Notificações sendo exibidas, a princípio</text:span></text:p>
          </table:table-cell>
          <table:table-cell table:formula="of:=[.C80]-[.B80]" office:value-type="time" office:time-value="PT03H40M00S" calcext:value-type="time">
            <text:p>03:40:00</text:p>
          </table:table-cell>
          <table:table-cell table:number-columns-repeated="1019"/>
        </table:table-row>
        <table:table-row table:style-name="ro1">
          <table:table-cell office:value-type="date" office:date-value="2022-05-25" calcext:value-type="date">
            <text:p>25/05/20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<text:span text:style-name="T1">Instalando ambiente no notebook</text:span></text:p>
          </table:table-cell>
          <table:table-cell table:formula="of:=[.C81]-[.B81]" office:value-type="time" office:time-value="PT01H40M00S" calcext:value-type="time">
            <text:p>01:40:00</text:p>
          </table:table-cell>
          <table:table-cell table:number-columns-repeated="1019"/>
        </table:table-row>
        <table:table-row table:style-name="ro1">
          <table:table-cell office:value-type="date" office:date-value="2022-05-25" calcext:value-type="date">
            <text:p>25/05/2022</text:p>
          </table:table-cell>
          <table:table-cell office:value-type="time" office:time-value="PT17H20M00S" calcext:value-type="time">
            <text:p>17:20:00</text:p>
          </table:table-cell>
          <table:table-cell office:value-type="time" office:time-value="PT18H19M59S" calcext:value-type="time">
            <text:p>18:19:59</text:p>
          </table:table-cell>
          <table:table-cell office:value-type="string" calcext:value-type="string">
            <text:p><text:span text:style-name="T1">Disable notifications back e front</text:span></text:p>
          </table:table-cell>
          <table:table-cell table:formula="of:=[.C82]-[.B82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5-25" calcext:value-type="date">
            <text:p>25/05/20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2H00M00S" calcext:value-type="time">
            <text:p>22:00:00</text:p>
          </table:table-cell>
          <table:table-cell office:value-type="string" calcext:value-type="string">
            <text:p><text:span text:style-name="T1">Setup new environment</text:span></text:p>
          </table:table-cell>
          <table:table-cell table:formula="of:=[.C83]-[.B83]" office:value-type="time" office:time-value="PT02H39M59S" calcext:value-type="time">
            <text:p>02:39:59</text:p>
          </table:table-cell>
          <table:table-cell table:number-columns-repeated="1019"/>
        </table:table-row>
        <table:table-row table:style-name="ro2">
          <table:table-cell office:value-type="date" office:date-value="2022-05-27" calcext:value-type="date">
            <text:p>27/05/2022</text:p>
          </table:table-cell>
          <table:table-cell office:value-type="time" office:time-value="PT20H30M00S" calcext:value-type="time">
            <text:p>20:30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<text:span text:style-name="T1">Visão geral dos protocolos do mercadopago</text:span></text:p>
          </table:table-cell>
          <table:table-cell table:formula="of:=[.C84]-[.B84]" office:value-type="time" office:time-value="PT01H40M00S" calcext:value-type="time">
            <text:p>01:40:00</text:p>
          </table:table-cell>
          <table:table-cell table:number-columns-repeated="1019"/>
        </table:table-row>
        <table:table-row table:style-name="ro2">
          <table:table-cell office:value-type="date" office:date-value="2022-05-30" calcext:value-type="date">
            <text:p>30/05/2022</text:p>
          </table:table-cell>
          <table:table-cell office:value-type="time" office:time-value="PT15H19M59S" calcext:value-type="time">
            <text:p>15:19:59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<text:span text:style-name="T1">Leitura e testes com API mercadopago</text:span></text:p>
          </table:table-cell>
          <table:table-cell table:formula="of:=[.C85]-[.B85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2">
          <table:table-cell office:value-type="date" office:date-value="2022-05-30" calcext:value-type="date">
            <text:p>30/05/2022</text:p>
          </table:table-cell>
          <table:table-cell office:value-type="time" office:time-value="PT18H50M00S" calcext:value-type="time">
            <text:p>18:50:00</text:p>
          </table:table-cell>
          <table:table-cell office:value-type="time" office:time-value="PT20H05M00S" calcext:value-type="time">
            <text:p>20:05:00</text:p>
          </table:table-cell>
          <table:table-cell office:value-type="string" calcext:value-type="string">
            <text:p><text:span text:style-name="T1">Exemplo mercadopago frontend and fix bugs</text:span></text:p>
          </table:table-cell>
          <table:table-cell table:formula="of:=[.C86]-[.B86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2">
          <table:table-cell office:value-type="date" office:date-value="2022-05-30" calcext:value-type="date">
            <text:p>30/05/20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<text:span text:style-name="T1">Arrumando ambiente de integração</text:span></text:p>
          </table:table-cell>
          <table:table-cell table:formula="of:=[.C87]-[.B87]" office:value-type="time" office:time-value="PT00H50M00S" calcext:value-type="time">
            <text:p>00:50:00</text:p>
          </table:table-cell>
          <table:table-cell table:number-columns-repeated="1019"/>
        </table:table-row>
        <table:table-row table:style-name="ro2">
          <table:table-cell office:value-type="date" office:date-value="2022-05-30" calcext:value-type="date">
            <text:p>30/05/2022</text:p>
          </table:table-cell>
          <table:table-cell office:value-type="time" office:time-value="PT21H40M00S" calcext:value-type="time">
            <text:p>21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<text:span text:style-name="T1">Mentoria e card token enviado</text:span></text:p>
          </table:table-cell>
          <table:table-cell table:formula="of:=[.C88]-[.B88]" office:value-type="time" office:time-value="PT01H50M00S" calcext:value-type="time">
            <text:p>01:50:00</text:p>
          </table:table-cell>
          <table:table-cell table:number-columns-repeated="1019"/>
        </table:table-row>
        <table:table-row table:style-name="ro2">
          <table:table-cell office:value-type="date" office:date-value="2022-06-03" calcext:value-type="date">
            <text:p>03/06/2022</text:p>
          </table:table-cell>
          <table:table-cell office:value-type="time" office:time-value="PT11H35M00S" calcext:value-type="time">
            <text:p>11:35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<text:span text:style-name="T1">Alterar dados do usuário (front)</text:span></text:p>
          </table:table-cell>
          <table:table-cell table:formula="of:=[.C89]-[.B89]" office:value-type="time" office:time-value="PT00H34M59S" calcext:value-type="time">
            <text:p>00:34:59</text:p>
          </table:table-cell>
          <table:table-cell table:number-columns-repeated="1019"/>
        </table:table-row>
        <table:table-row table:style-name="ro2">
          <table:table-cell office:value-type="date" office:date-value="2022-06-03" calcext:value-type="date">
            <text:p>03/06/2022</text:p>
          </table:table-cell>
          <table:table-cell office:value-type="time" office:time-value="PT13H49M59S" calcext:value-type="time">
            <text:p>13:49:59</text:p>
          </table:table-cell>
          <table:table-cell office:value-type="time" office:time-value="PT14H50M00S" calcext:value-type="time">
            <text:p>14:50:00</text:p>
          </table:table-cell>
          <table:table-cell office:value-type="string" calcext:value-type="string">
            <text:p><text:span text:style-name="T1">Exibir ícones de notificação</text:span></text:p>
          </table:table-cell>
          <table:table-cell table:formula="of:=[.C90]-[.B90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2">
          <table:table-cell office:value-type="date" office:date-value="2022-06-03" calcext:value-type="date">
            <text:p>03/06/20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<text:span text:style-name="T1">Change payment_method</text:span></text:p>
          </table:table-cell>
          <table:table-cell table:formula="of:=[.C91]-[.B91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2">
          <table:table-cell office:value-type="date" office:date-value="2022-06-03" calcext:value-type="date">
            <text:p>03/06/20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35M00S" calcext:value-type="time">
            <text:p>23:35:00</text:p>
          </table:table-cell>
          <table:table-cell office:value-type="string" calcext:value-type="string">
            <text:p><text:span text:style-name="T1">Testes e correções de bug</text:span></text:p>
          </table:table-cell>
          <table:table-cell table:formula="of:=[.C92]-[.B92]" office:value-type="time" office:time-value="PT02H15M00S" calcext:value-type="time">
            <text:p>02:15:00</text:p>
          </table:table-cell>
          <table:table-cell table:number-columns-repeated="1019"/>
        </table:table-row>
        <table:table-row table:style-name="ro2">
          <table:table-cell office:value-type="date" office:date-value="2022-06-04" calcext:value-type="date">
            <text:p>04/06/20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pan text:style-name="T1">Bug fixes, Load ads, View user page</text:span></text:p>
          </table:table-cell>
          <table:table-cell table:formula="of:=[.C93]-[.B93]" office:value-type="time" office:time-value="PT02H10M00S" calcext:value-type="time">
            <text:p>02:10:00</text:p>
          </table:table-cell>
          <table:table-cell table:number-columns-repeated="1019"/>
        </table:table-row>
        <table:table-row table:style-name="ro2">
          <table:table-cell office:value-type="date" office:date-value="2022-06-04" calcext:value-type="date">
            <text:p>04/06/2022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<text:span text:style-name="T1">Translate pt-BR and fix timezone</text:span></text:p>
          </table:table-cell>
          <table:table-cell table:formula="of:=[.C94]-[.B94]" office:value-type="time" office:time-value="PT00H24M59S" calcext:value-type="time">
            <text:p>00:24:59</text:p>
          </table:table-cell>
          <table:table-cell table:number-columns-repeated="1019"/>
        </table:table-row>
        <table:table-row table:style-name="ro2">
          <table:table-cell office:value-type="date" office:date-value="2022-06-04" calcext:value-type="date">
            <text:p>04/06/20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<text:span text:style-name="T1">Finished view user page</text:span></text:p>
          </table:table-cell>
          <table:table-cell table:formula="of:=[.C95]-[.B95]" office:value-type="time" office:time-value="PT00H54M57S" calcext:value-type="time">
            <text:p>00:54:57</text:p>
          </table:table-cell>
          <table:table-cell table:number-columns-repeated="1019"/>
        </table:table-row>
        <table:table-row table:style-name="ro2">
          <table:table-cell table:style-name="ce8" office:value-type="date" office:date-value="2022-06-05" calcext:value-type="date">
            <text:p>5-jun</text:p>
          </table:table-cell>
          <table:table-cell office:value-type="time" office:time-value="PT18H30M00S" calcext:value-type="time">
            <text:p>18:30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<text:span text:style-name="T1">Recorrência quinzenal ajustada</text:span></text:p>
          </table:table-cell>
          <table:table-cell table:formula="of:=[.C96]-[.B96]" office:value-type="time" office:time-value="PT01H30M00S" calcext:value-type="time">
            <text:p>01:30:00</text:p>
          </table:table-cell>
          <table:table-cell table:number-columns-repeated="1019"/>
        </table:table-row>
        <table:table-row table:style-name="ro2">
          <table:table-cell table:style-name="ce8" office:value-type="date" office:date-value="2022-06-06" calcext:value-type="date">
            <text:p>6-jun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<text:span text:style-name="T1">Arrumando timeinput</text:span></text:p>
          </table:table-cell>
          <table:table-cell table:formula="of:=[.C97]-[.B97]" office:value-type="time" office:time-value="PT01H30M00S" calcext:value-type="time">
            <text:p>01:30:00</text:p>
          </table:table-cell>
          <table:table-cell table:number-columns-repeated="1019"/>
        </table:table-row>
        <table:table-row table:style-name="ro3">
          <table:table-cell table:style-name="ce9" office:value-type="date" office:date-value="2022-06-06" calcext:value-type="date">
            <text:p>06-jun</text:p>
          </table:table-cell>
          <table:table-cell office:value-type="time" office:time-value="PT17H25M00S" calcext:value-type="time">
            <text:p>17:2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<text:span text:style-name="T1">Ver torneio</text:span></text:p>
          </table:table-cell>
          <table:table-cell table:formula="of:=[.C98]-[.B98]" office:value-type="time" office:time-value="PT00H25M00S" calcext:value-type="time">
            <text:p>00:25:00</text:p>
          </table:table-cell>
          <table:table-cell table:number-columns-repeated="1019"/>
        </table:table-row>
        <table:table-row table:style-name="ro4">
          <table:table-cell table:style-name="ce9" office:value-type="date" office:date-value="2022-06-06" calcext:value-type="date">
            <text:p>06-jun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0H35M00S" calcext:value-type="time">
            <text:p>20:35:00</text:p>
          </table:table-cell>
          <table:table-cell office:value-type="string" calcext:value-type="string">
            <text:p><text:span text:style-name="T1">Update produção</text:span></text:p>
          </table:table-cell>
          <table:table-cell table:formula="of:=[.C99]-[.B99]" office:value-type="time" office:time-value="PT00H14M59S" calcext:value-type="time">
            <text:p>00:14:59</text:p>
          </table:table-cell>
          <table:table-cell table:number-columns-repeated="1019"/>
        </table:table-row>
        <table:table-row table:style-name="ro5">
          <table:table-cell table:style-name="ce8" office:value-type="date" office:date-value="2022-06-12" calcext:value-type="date">
            <text:p>12-jun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<text:span text:style-name="T1">Payment Middleware, change payment and user fields and methods, general adjustments</text:span></text:p>
          </table:table-cell>
          <table:table-cell table:formula="of:=[.C100]-[.B100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5">
          <table:table-cell table:style-name="ce9" office:value-type="date" office:date-value="2022-06-12" calcext:value-type="date">
            <text:p>12-jun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pan text:style-name="T1">Finish payment controller and not allow user to access platform if not regular</text:span></text:p>
          </table:table-cell>
          <table:table-cell table:formula="of:=[.C101]-[.B101]" office:value-type="time" office:time-value="PT02H44M59S" calcext:value-type="time">
            <text:p>02:44:59</text:p>
          </table:table-cell>
          <table:table-cell table:number-columns-repeated="1019"/>
        </table:table-row>
        <table:table-row table:style-name="ro6">
          <table:table-cell table:style-name="ce8" office:value-type="date" office:date-value="2022-06-13" calcext:value-type="date">
            <text:p>13-jun</text:p>
          </table:table-cell>
          <table:table-cell office:value-type="time" office:time-value="PT23H00M00S" calcext:value-type="time">
            <text:p>23:00:00</text:p>
          </table:table-cell>
          <table:table-cell office:value-type="time" office:time-value="PT23H20M00S" calcext:value-type="time">
            <text:p>23:20:00</text:p>
          </table:table-cell>
          <table:table-cell office:value-type="string" calcext:value-type="string">
            <text:p><text:span text:style-name="T1">Payment Middleware, change payment and user fields and methods, general adjustments</text:span></text:p>
          </table:table-cell>
          <table:table-cell table:formula="of:=[.C102]-[.B102]" office:value-type="time" office:time-value="PT00H19M59S" calcext:value-type="time">
            <text:p>00:19:59</text:p>
          </table:table-cell>
          <table:table-cell table:number-columns-repeated="1019"/>
        </table:table-row>
        <table:table-row table:style-name="ro6">
          <table:table-cell table:style-name="ce8" office:value-type="date" office:date-value="2022-06-16" calcext:value-type="date">
            <text:p>16-jun</text:p>
          </table:table-cell>
          <table:table-cell office:value-type="time" office:time-value="PT01H30M00S" calcext:value-type="time">
            <text:p>01:30:00</text:p>
          </table:table-cell>
          <table:table-cell office:value-type="time" office:time-value="PT03H35M00S" calcext:value-type="time">
            <text:p>03:35:00</text:p>
          </table:table-cell>
          <table:table-cell office:value-type="string" calcext:value-type="string">
            <text:p><text:span text:style-name="T1">MercadoPago Webhooks</text:span></text:p>
          </table:table-cell>
          <table:table-cell table:formula="of:=[.C103]-[.B103]" office:value-type="time" office:time-value="PT02H05M00S" calcext:value-type="time">
            <text:p>02:05:00</text:p>
          </table:table-cell>
          <table:table-cell table:number-columns-repeated="1019"/>
        </table:table-row>
        <table:table-row table:style-name="ro6">
          <table:table-cell table:style-name="ce9" office:value-type="date" office:date-value="2022-06-16" calcext:value-type="date">
            <text:p>16-jun</text:p>
          </table:table-cell>
          <table:table-cell office:value-type="time" office:time-value="PT13H10M00S" calcext:value-type="time">
            <text:p>13:1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<text:span text:style-name="T1">MercadoPago Webhooks</text:span></text:p>
          </table:table-cell>
          <table:table-cell table:formula="of:=[.C104]-[.B104]" office:value-type="time" office:time-value="PT01H09M59S" calcext:value-type="time">
            <text:p>01:09:59</text:p>
          </table:table-cell>
          <table:table-cell table:number-columns-repeated="1019"/>
        </table:table-row>
        <table:table-row table:style-name="ro6">
          <table:table-cell table:style-name="ce8" office:value-type="date" office:date-value="2022-06-17" calcext:value-type="date">
            <text:p>17-jun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<text:span text:style-name="T1">MercadoPago Webhooks</text:span></text:p>
          </table:table-cell>
          <table:table-cell table:formula="of:=[.C105]-[.B105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6">
          <table:table-cell table:style-name="ce9" office:value-type="date" office:date-value="2022-06-17" calcext:value-type="date">
            <text:p>17-jun</text:p>
          </table:table-cell>
          <table:table-cell office:value-type="time" office:time-value="PT15H19M59S" calcext:value-type="time">
            <text:p>15:19:59</text:p>
          </table:table-cell>
          <table:table-cell office:value-type="time" office:time-value="PT18H19M59S" calcext:value-type="time">
            <text:p>18:19:59</text:p>
          </table:table-cell>
          <table:table-cell office:value-type="string" calcext:value-type="string">
            <text:p><text:span text:style-name="T1">MercadoPago tickets and payment controller</text:span></text:p>
          </table:table-cell>
          <table:table-cell table:formula="of:=[.C106]-[.B106]" office:value-type="time" office:time-value="PT03H00M00S" calcext:value-type="time">
            <text:p>03:00:00</text:p>
          </table:table-cell>
          <table:table-cell table:number-columns-repeated="1019"/>
        </table:table-row>
        <table:table-row table:style-name="ro6">
          <table:table-cell table:style-name="ce8" office:value-type="date" office:date-value="2022-06-20" calcext:value-type="date">
            <text:p>20-jun</text:p>
          </table:table-cell>
          <table:table-cell office:value-type="time" office:time-value="PT20H25M00S" calcext:value-type="time">
            <text:p>20:25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<text:span text:style-name="T1">Reunião de testes</text:span></text:p>
          </table:table-cell>
          <table:table-cell table:formula="of:=[.C107]-[.B107]" office:value-type="time" office:time-value="PT02H15M00S" calcext:value-type="time">
            <text:p>02:15:00</text:p>
          </table:table-cell>
          <table:table-cell table:number-columns-repeated="1019"/>
        </table:table-row>
        <table:table-row table:style-name="ro6">
          <table:table-cell table:style-name="ce9" office:value-type="date" office:date-value="2022-06-21" calcext:value-type="date">
            <text:p>21-jun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<text:span text:style-name="T1">User Block improvements</text:span></text:p>
          </table:table-cell>
          <table:table-cell table:formula="of:=[.C108]-[.B108]" office:value-type="time" office:time-value="PT01H10M00S" calcext:value-type="time">
            <text:p>01:10:00</text:p>
          </table:table-cell>
          <table:table-cell table:number-columns-repeated="1019"/>
        </table:table-row>
        <table:table-row table:style-name="ro6">
          <table:table-cell table:style-name="ce9" office:value-type="date" office:date-value="2022-06-21" calcext:value-type="date">
            <text:p>21-jun</text:p>
          </table:table-cell>
          <table:table-cell office:value-type="time" office:time-value="PT01H10M00S" calcext:value-type="time">
            <text:p>01:10:0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<text:span text:style-name="T1">Seed Platforms</text:span></text:p>
          </table:table-cell>
          <table:table-cell table:formula="of:=[.C109]-[.B109]" office:value-type="time" office:time-value="PT00H09M59S" calcext:value-type="time">
            <text:p>00:09:59</text:p>
          </table:table-cell>
          <table:table-cell table:number-columns-repeated="1019"/>
        </table:table-row>
        <table:table-row table:style-name="ro6">
          <table:table-cell table:style-name="ce9" office:value-type="date" office:date-value="2022-06-21" calcext:value-type="date">
            <text:p>21-jun</text:p>
          </table:table-cell>
          <table:table-cell office:value-type="time" office:time-value="PT01H20M00S" calcext:value-type="time">
            <text:p>01:2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<text:span text:style-name="T1">Update produção</text:span></text:p>
          </table:table-cell>
          <table:table-cell table:formula="of:=[.C110]-[.B110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6">
          <table:table-cell table:style-name="ce8" office:value-type="date" office:date-value="2022-06-24" calcext:value-type="date">
            <text:p>24-jun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<text:span text:style-name="T1">Fix bugs</text:span></text:p>
          </table:table-cell>
          <table:table-cell table:formula="of:=[.C111]-[.B111]" office:value-type="time" office:time-value="PT03H45M00S" calcext:value-type="time">
            <text:p>03:45:00</text:p>
          </table:table-cell>
          <table:table-cell table:number-columns-repeated="1019"/>
        </table:table-row>
        <table:table-row table:style-name="ro6">
          <table:table-cell table:style-name="ce8" office:value-type="date" office:date-value="2022-06-25" calcext:value-type="date">
            <text:p>25-jun</text:p>
          </table:table-cell>
          <table:table-cell office:value-type="time" office:time-value="PT21H10M00S" calcext:value-type="time">
            <text:p>21:1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<text:span text:style-name="T1">Prune models and remove ticket when paying with credit card</text:span></text:p>
          </table:table-cell>
          <table:table-cell table:formula="of:=[.C112]-[.B112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6">
          <table:table-cell table:style-name="ce9" office:value-type="date" office:date-value="2022-06-25" calcext:value-type="date">
            <text:p>25-jun</text:p>
          </table:table-cell>
          <table:table-cell office:value-type="time" office:time-value="PT21H40M00S" calcext:value-type="time">
            <text:p>21:40:00</text:p>
          </table:table-cell>
          <table:table-cell office:value-type="time" office:time-value="PT23H20M00S" calcext:value-type="time">
            <text:p>23:20:00</text:p>
          </table:table-cell>
          <table:table-cell office:value-type="string" calcext:value-type="string">
            <text:p><text:span text:style-name="T1">Finalizado Webhook mercadopago</text:span></text:p>
          </table:table-cell>
          <table:table-cell table:formula="of:=[.C113]-[.B113]" office:value-type="time" office:time-value="PT01H39M59S" calcext:value-type="time">
            <text:p>01:39:59</text:p>
          </table:table-cell>
          <table:table-cell table:number-columns-repeated="1019"/>
        </table:table-row>
        <table:table-row table:style-name="ro6">
          <table:table-cell table:style-name="ce10" office:value-type="date" office:date-value="2022-06-26" calcext:value-type="date">
            <text:p>26-jun</text:p>
          </table:table-cell>
          <table:table-cell table:style-name="ce11" office:value-type="time" office:time-value="PT12H00M00S" calcext:value-type="time">
            <text:p>12:00:00</text:p>
          </table:table-cell>
          <table:table-cell table:style-name="ce11" office:value-type="time" office:time-value="PT18H05M00S" calcext:value-type="time">
            <text:p>18:05:00</text:p>
          </table:table-cell>
          <table:table-cell office:value-type="string" calcext:value-type="string">
            <text:p>Várias melhorias e testes de pagamento, e outras correções solicitadas</text:p>
          </table:table-cell>
          <table:table-cell table:formula="of:=[.C114]-[.B114]" office:value-type="time" office:time-value="PT06H05M00S" calcext:value-type="time">
            <text:p>06:05:00</text:p>
          </table:table-cell>
          <table:table-cell table:number-columns-repeated="1019"/>
        </table:table-row>
        <table:table-row table:style-name="ro6">
          <table:table-cell table:style-name="ce14" office:value-type="date" office:date-value="2022-07-05" calcext:value-type="date">
            <text:p>05/07/22</text:p>
          </table:table-cell>
          <table:table-cell table:style-name="ce17" office:value-type="time" office:time-value="PT15H50M00S" calcext:value-type="time">
            <text:p>15:50:00</text:p>
          </table:table-cell>
          <table:table-cell table:style-name="ce17" office:value-type="time" office:time-value="PT16H40M00S" calcext:value-type="time">
            <text:p>16:40:00</text:p>
          </table:table-cell>
          <table:table-cell office:value-type="string" calcext:value-type="string">
            <text:p>Mudando Template de e-mail</text:p>
          </table:table-cell>
          <table:table-cell table:formula="of:=[.C115]-[.B115]" office:value-type="time" office:time-value="PT00H50M00S" calcext:value-type="time">
            <text:p>00:5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formula="of:=[.C116]-[.B116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formula="of:=[.C117]-[.B117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style-name="ce4"/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style-name="ce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</number:date-style>
    <number:date-style style:name="N108">
      <number:day/>
      <number:text>-</number:text>
      <number:month number:textual="true"/>
    </number:date-style>
    <number:time-style style:name="N109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0pt" fo:font-style="normal" fo:font-weight="normal" style:font-name-asian="Calibri" style:font-family-asian="Calibri" style:font-size-asian="10pt" style:font-name-complex="Calibri" style:font-family-complex="Calibri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42.78cm"/>
      </style:header-style>
      <style:footer-style>
        <style:header-footer-properties fo:min-height="42.78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/>
    <meta:creation-date/>
    <meta:editing-cycles>2</meta:editing-cycles>
    <meta:editing-duration>PT41M49S</meta:editing-duration>
    <dc:date>2022-07-05T16:36:52.421858507</dc:date>
    <meta:document-statistic meta:table-count="1" meta:cell-count="578" meta:object-count="0"/>
  </office:meta>
</office:document-meta>
</file>